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B000001C4E90840CB.png" manifest:media-type="image/png"/>
  <manifest:file-entry manifest:full-path="Pictures/10000001000002D300000269ACF484F1.png" manifest:media-type="image/png"/>
  <manifest:file-entry manifest:full-path="Pictures/100000010000028800000239E5002101.png" manifest:media-type="image/png"/>
  <manifest:file-entry manifest:full-path="Pictures/100000010000031200000257272D227C.png" manifest:media-type="image/png"/>
  <manifest:file-entry manifest:full-path="Pictures/100000010000028F000001BC0BEE16A8.png" manifest:media-type="image/png"/>
  <manifest:file-entry manifest:full-path="Pictures/10000001000002D600000176A5311796.png" manifest:media-type="image/png"/>
  <manifest:file-entry manifest:full-path="Pictures/10000001000002A2000001EFB83277D5.png" manifest:media-type="image/png"/>
  <manifest:file-entry manifest:full-path="Pictures/10000001000002C3000001B6BFA1019C.png" manifest:media-type="image/png"/>
  <manifest:file-entry manifest:full-path="Pictures/100000010000028B00000175105CC360.png" manifest:media-type="image/png"/>
  <manifest:file-entry manifest:full-path="Pictures/1000000100000256000001D933E9858F.png" manifest:media-type="image/png"/>
  <manifest:file-entry manifest:full-path="Pictures/10000001000002DB000001B3EF3DA32E.png" manifest:media-type="image/png"/>
  <manifest:file-entry manifest:full-path="Pictures/10000001000002900000028CCEF37505.png" manifest:media-type="image/png"/>
  <manifest:file-entry manifest:full-path="Pictures/10000001000002840000025D3E710CCE.png" manifest:media-type="image/png"/>
  <manifest:file-entry manifest:full-path="Pictures/10000001000003000000028F336EE8EB.png" manifest:media-type="image/png"/>
  <manifest:file-entry manifest:full-path="Pictures/1000000100000327000001F1EB359B41.png" manifest:media-type="image/png"/>
  <manifest:file-entry manifest:full-path="Pictures/100000010000029B000002101143FB74.png" manifest:media-type="image/png"/>
  <manifest:file-entry manifest:full-path="Pictures/10000001000002AA00000256EF4480BB.png" manifest:media-type="image/png"/>
  <manifest:file-entry manifest:full-path="Pictures/1000000100000309000002295BCC78E5.png" manifest:media-type="image/png"/>
  <manifest:file-entry manifest:full-path="Pictures/10000001000002E00000023633660BDE.png" manifest:media-type="image/png"/>
  <manifest:file-entry manifest:full-path="Pictures/10000001000002E30000017BF1CD44B6.png" manifest:media-type="image/png"/>
  <manifest:file-entry manifest:full-path="Pictures/10000001000002E70000016924AC5E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0.003cm" table:align="margins" style:shadow="none" style:may-break-between-rows="true" table:border-model="collapsing"/>
    </style:style>
    <style:style style:name="Tabla1.A" style:family="table-column">
      <style:table-column-properties style:column-width="20.003cm" style:rel-column-width="65535*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style:min-row-height="1.125cm" fo:keep-together="auto"/>
    </style:style>
    <style:style style:name="Tabla1.22" style:family="table-row">
      <style:table-row-properties style:min-row-height="1.125cm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6447" officeooo:paragraph-rsid="00086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949" officeooo:paragraph-rsid="000949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648" officeooo:paragraph-rsid="000a16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5589" officeooo:paragraph-rsid="000a5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aec" officeooo:paragraph-rsid="000b7a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0bd" officeooo:paragraph-rsid="000d70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f60" officeooo:paragraph-rsid="000f2f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991" officeooo:paragraph-rsid="001119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row>
          <table:table-cell table:style-name="Tabla1.A1" office:value-type="string">
            <text:p text:style-name="P2"><draw:frame draw:style-name="fr1" draw:name="Imagen1" text:anchor-type="char" svg:width="17.223cm" svg:height="9.867cm" draw:z-index="0"><draw:image xlink:href="Pictures/100000010000028B00000175105CC360.png" xlink:type="simple" xlink:show="embed" xlink:actuate="onLoad" draw:mime-type="image/png"/></draw:frame></text:p>
            <text:p text:style-name="P2">A, D, F</text:p>
          </table:table-cell>
        </table:table-row>
        <table:table-row>
          <table:table-cell table:style-name="Tabla1.A2" office:value-type="string">
            <text:p text:style-name="P2"><draw:frame draw:style-name="fr1" draw:name="Imagen2" text:anchor-type="char" svg:width="17.829cm" svg:height="13.095cm" draw:z-index="1"><draw:image xlink:href="Pictures/10000001000002A2000001EFB83277D5.png" xlink:type="simple" xlink:show="embed" xlink:actuate="onLoad" draw:mime-type="image/png"/></draw:frame></text:p>
            <text:p text:style-name="P2">A, B, D</text:p>
          </table:table-cell>
        </table:table-row>
        <text:soft-page-break/>
        <table:table-row>
          <table:table-cell table:style-name="Tabla1.A2" office:value-type="string">
            <text:p text:style-name="P1"><draw:frame draw:style-name="fr2" draw:name="Imagen3" text:anchor-type="char" svg:width="18.703cm" svg:height="11.587cm" draw:z-index="2"><draw:image xlink:href="Pictures/10000001000002C3000001B6BFA1019C.png" xlink:type="simple" xlink:show="embed" xlink:actuate="onLoad" draw:mime-type="image/png"/></draw:frame></text:p>
            <text:p text:style-name="P2">B, C, D, F</text:p>
          </table:table-cell>
        </table:table-row>
        <table:table-row>
          <table:table-cell table:style-name="Tabla1.A2" office:value-type="string">
            <text:p text:style-name="P1"><draw:frame draw:style-name="fr2" draw:name="Imagen4" text:anchor-type="char" svg:width="15.82cm" svg:height="12.513cm" draw:z-index="3"><draw:image xlink:href="Pictures/1000000100000256000001D933E9858F.png" xlink:type="simple" xlink:show="embed" xlink:actuate="onLoad" draw:mime-type="image/png"/></draw:frame></text:p>
            <text:p text:style-name="P3">D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5" text:anchor-type="char" svg:width="19.338cm" svg:height="11.508cm" draw:z-index="4"><draw:image xlink:href="Pictures/10000001000002DB000001B3EF3DA32E.png" xlink:type="simple" xlink:show="embed" xlink:actuate="onLoad" draw:mime-type="image/png"/></draw:frame></text:p>
            <text:p text:style-name="P3">B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6" text:anchor-type="char" svg:width="17.353cm" svg:height="17.247cm" draw:z-index="5"><draw:image xlink:href="Pictures/10000001000002900000028CCEF37505.png" xlink:type="simple" xlink:show="embed" xlink:actuate="onLoad" draw:mime-type="image/png"/></draw:frame></text:p>
            <text:p text:style-name="P4">F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7" text:anchor-type="char" svg:width="17.037cm" svg:height="16.006cm" draw:z-index="6"><draw:image xlink:href="Pictures/10000001000002840000025D3E710CCE.png" xlink:type="simple" xlink:show="embed" xlink:actuate="onLoad" draw:mime-type="image/png"/></draw:frame></text:p>
            <text:p text:style-name="P4">B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8" text:anchor-type="char" svg:width="17.644cm" svg:height="13.968cm" draw:z-index="7"><draw:image xlink:href="Pictures/100000010000029B000002101143FB74.png" xlink:type="simple" xlink:show="embed" xlink:actuate="onLoad" draw:mime-type="image/png"/></draw:frame></text:p>
            <text:p text:style-name="P5">E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9" text:anchor-type="char" svg:width="19.47cm" svg:height="14.974cm" draw:z-index="8"><draw:image xlink:href="Pictures/10000001000002E00000023633660BDE.png" xlink:type="simple" xlink:show="embed" xlink:actuate="onLoad" draw:mime-type="image/png"/></draw:frame></text:p>
            <text:p text:style-name="P5">B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0" text:anchor-type="char" svg:width="17.697cm" svg:height="15.094cm" draw:z-index="9"><draw:image xlink:href="Pictures/10000001000003000000028F336EE8EB.png" xlink:type="simple" xlink:show="embed" xlink:actuate="onLoad" draw:mime-type="image/png"/></draw:frame></text:p>
            <text:p text:style-name="P6">B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1" text:anchor-type="char" svg:width="19.327cm" svg:height="13.755cm" draw:z-index="10"><draw:image xlink:href="Pictures/1000000100000309000002295BCC78E5.png" xlink:type="simple" xlink:show="embed" xlink:actuate="onLoad" draw:mime-type="image/png"/></draw:frame></text:p>
            <text:p text:style-name="P6">D</text:p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2" text:anchor-type="char" svg:width="19.657cm" svg:height="9.55cm" draw:z-index="11"><draw:image xlink:href="Pictures/10000001000002E70000016924AC5E0D.png" xlink:type="simple" xlink:show="embed" xlink:actuate="onLoad" draw:mime-type="image/png"/></draw:frame></text:p>
            <text:p text:style-name="P6">D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3" text:anchor-type="char" svg:width="18.043cm" svg:height="15.82cm" draw:z-index="12"><draw:image xlink:href="Pictures/10000001000002AA00000256EF4480BB.png" xlink:type="simple" xlink:show="embed" xlink:actuate="onLoad" draw:mime-type="image/png"/></draw:frame></text:p>
            <text:p text:style-name="P7">F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4" text:anchor-type="char" svg:width="18.808cm" svg:height="11.583cm" draw:z-index="13"><draw:image xlink:href="Pictures/1000000100000327000001F1EB359B41.png" xlink:type="simple" xlink:show="embed" xlink:actuate="onLoad" draw:mime-type="image/png"/></draw:frame></text:p>
            <text:p text:style-name="P8">B, E, G</text:p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5" text:anchor-type="char" svg:width="19.205cm" svg:height="9.894cm" draw:z-index="14"><draw:image xlink:href="Pictures/10000001000002D600000176A5311796.png" xlink:type="simple" xlink:show="embed" xlink:actuate="onLoad" draw:mime-type="image/png"/></draw:frame></text:p>
            <text:p text:style-name="P8">D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6" text:anchor-type="char" svg:width="17.328cm" svg:height="11.746cm" draw:z-index="15"><draw:image xlink:href="Pictures/100000010000028F000001BC0BEE16A8.png" xlink:type="simple" xlink:show="embed" xlink:actuate="onLoad" draw:mime-type="image/png"/></draw:frame></text:p>
            <text:p text:style-name="P8">B</text:p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7" text:anchor-type="char" svg:width="17.671cm" svg:height="13.466cm" draw:z-index="16"><draw:image xlink:href="Pictures/100000010000031200000257272D227C.png" xlink:type="simple" xlink:show="embed" xlink:actuate="onLoad" draw:mime-type="image/png"/></draw:frame></text:p>
            <text:p text:style-name="P8">G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8" text:anchor-type="char" svg:width="19.549cm" svg:height="10.026cm" draw:z-index="17"><draw:image xlink:href="Pictures/10000001000002E30000017BF1CD44B6.png" xlink:type="simple" xlink:show="embed" xlink:actuate="onLoad" draw:mime-type="image/png"/></draw:frame></text:p>
            <text:p text:style-name="P8">C</text:p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9" text:anchor-type="char" svg:width="18.364cm" svg:height="15.67cm" draw:z-index="18"><draw:image xlink:href="Pictures/10000001000002D300000269ACF484F1.png" xlink:type="simple" xlink:show="embed" xlink:actuate="onLoad" draw:mime-type="image/png"/></draw:frame></text:p>
            <text:p text:style-name="P9">G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20" text:anchor-type="char" svg:width="16.893cm" svg:height="10.222cm" draw:z-index="19"><draw:image xlink:href="Pictures/10000001000002EB000001C4E90840CB.png" xlink:type="simple" xlink:show="embed" xlink:actuate="onLoad" draw:mime-type="image/png"/></draw:frame></text:p>
            <text:p text:style-name="P9">D, E</text:p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21" text:anchor-type="char" svg:width="16.205cm" svg:height="14.229cm" draw:z-index="20"><draw:image xlink:href="Pictures/100000010000028800000239E5002101.png" xlink:type="simple" xlink:show="embed" xlink:actuate="onLoad" draw:mime-type="image/png"/></draw:frame></text:p>
            <text:p text:style-name="P9">C</text:p>
          </table:table-cell>
        </table:table-row>
        <table:table-row table:style-name="Tabla1.22">
          <table:table-cell table:style-name="Tabla1.A2" office:value-type="string">
            <text:p text:style-name="P1"/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7:02:44.719518271</meta:creation-date>
    <dc:date>2024-12-23T18:23:27.119710000</dc:date>
    <meta:editing-duration>PT7M52S</meta:editing-duration>
    <meta:editing-cycles>3</meta:editing-cycles>
    <meta:generator>LibreOffice/24.2.7.2$Linux_X86_64 LibreOffice_project/420$Build-2</meta:generator>
    <meta:document-statistic meta:table-count="1" meta:image-count="21" meta:object-count="0" meta:page-count="14" meta:paragraph-count="21" meta:word-count="31" meta:character-count="51" meta:non-whitespace-character-count="41"/>
  </office:meta>
</office:document-meta>
</file>